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YAFRA-code">
      <style:paragraph-properties fo:break-before="page"/>
    </style:style>
    <style:style style:name="P2" style:family="paragraph" style:parent-style-name="Heading_20_1">
      <style:paragraph-properties fo:break-before="page"/>
    </style:style>
    <style:style style:name="P3" style:family="paragraph" style:parent-style-name="YAFRA-text" style:list-style-name="L1"/>
    <style:style style:name="P4" style:family="paragraph" style:parent-style-name="YAFRA-text" style:list-style-name="L2"/>
    <style:style style:name="P5" style:family="paragraph" style:parent-style-name="YAFRA-text" style:list-style-name="L3"/>
    <style:style style:name="P6" style:family="paragraph" style:parent-style-name="Contents_20_3">
      <style:paragraph-properties>
        <style:tab-stops>
          <style:tab-stop style:position="15.803cm" style:type="right" style:leader-style="dotted" style:leader-text="."/>
        </style:tab-stops>
      </style:paragraph-properties>
    </style:style>
    <style:style style:name="P7" style:family="paragraph" style:parent-style-name="Contents_20_4">
      <style:paragraph-properties>
        <style:tab-stops>
          <style:tab-stop style:position="15.304cm" style:type="right" style:leader-style="dotted" style:leader-text="."/>
        </style:tab-stops>
      </style:paragraph-properties>
    </style:style>
    <style:style style:name="P8" style:family="paragraph" style:parent-style-name="Contents_20_1">
      <style:paragraph-properties>
        <style:tab-stops>
          <style:tab-stop style:position="16.801cm" style:type="right" style:leader-style="dotted" style:leader-text="."/>
        </style:tab-stops>
      </style:paragraph-properties>
    </style:style>
    <style:style style:name="P9" style:family="paragraph" style:parent-style-name="Contents_20_2">
      <style:paragraph-properties>
        <style:tab-stops>
          <style:tab-stop style:position="16.302cm" style:type="right" style:leader-style="dotted" style:leader-text="."/>
        </style:tab-stops>
      </style:paragraph-properties>
    </style:style>
    <style:style style:name="T1" style:family="text">
      <style:text-properties fo:color="#000000" style:text-underline-style="solid" style:text-underline-width="auto" style:text-underline-color="font-color"/>
    </style:style>
    <style:style style:name="T2" style:family="text">
      <style:text-properties fo:color="#000000" style:text-underline-style="none"/>
    </style:style>
    <style:style style:name="T3" style:family="text">
      <style:text-properties fo:color="#000000" fo:font-style="normal" style:text-underline-style="none" style:font-style-asian="normal" style:font-style-complex="normal"/>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tyle="normal" style:text-underline-style="none" style:font-style-asian="normal" style:font-style-complex="normal"/>
    </style:style>
    <style:style style:name="T7" style:family="text">
      <style:text-properties style:font-name="Times New Roman"/>
    </style:style>
    <style:style style:name="T8" style:family="text">
      <style:text-properties style:font-name="Times New Roman"/>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Yafra.org</text:p>
      <text:p text:style-name="Title">yet another (different) framework</text:p>
      <text:p text:style-name="Title"/>
      <text:p text:style-name="Title">setup guide</text:p>
      <text:p text:style-name="YAFRA-code"/>
      <text:p text:style-name="P1"/>
      <text:p text:style-name="Title">Content</text:p>
      <text:p text:style-name="YAFRA-text"/>
      <text:p text:style-name="YAFRA-text"/>
      <text:p text:style-name="YAFRA-text"/>
      <text:table-of-content text:style-name="Sect1" text:protected="true" text:name="Table of Contents1">
        <text:table-of-content-source text:outline-level="4" text:relative-tab-stop-position="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s/>Introduction<text:tab/>3</text:p>
          <text:p text:style-name="P8">2 <text:s/>Concept<text:tab/>4</text:p>
          <text:p text:style-name="P8">3 <text:s/>Extension points<text:tab/>5</text:p>
          <text:p text:style-name="P8">4 <text:s/>Development setup<text:tab/>6</text:p>
          <text:p text:style-name="P9">4.1 <text:s/>Integrated Development Environment<text:tab/>6</text:p>
          <text:p text:style-name="P9">4.2 <text:s/>Apache Cayenne<text:tab/>6</text:p>
          <text:p text:style-name="P6">4.2.1 <text:s/>Database<text:tab/>6</text:p>
          <text:p text:style-name="P7">4.2.1.1 <text:s/>Mysql<text:tab/>6</text:p>
          <text:p text:style-name="P7">4.2.1.2 <text:s/>Apache Derby<text:tab/>7</text:p>
          <text:p text:style-name="P6">4.2.2 <text:s/>Apache Cayenne Hessian web services<text:tab/>7</text:p>
          <text:p text:style-name="P9">4.3 <text:s/>Eclipse Server<text:tab/>7</text:p>
          <text:p text:style-name="P6">4.3.1 <text:s/>OpenEJB<text:tab/>7</text:p>
          <text:p text:style-name="P6">4.3.2 <text:s/>Tomcat<text:tab/>7</text:p>
          <text:p text:style-name="P6">4.3.3 <text:s/>Geronimo<text:tab/>7</text:p>
          <text:p text:style-name="P9">4.4 <text:s/>Eclipse RCP<text:tab/>7</text:p>
          <text:p text:style-name="P9">4.5 <text:s/>Compile<text:tab/>7</text:p>
          <text:p text:style-name="P8">5 <text:s/>Runtime setup<text:tab/>9</text:p>
          <text:p text:style-name="P9">5.1 <text:s/>Create a demo distribution<text:tab/>9</text:p>
        </text:index-body>
      </text:table-of-content>
      <text:p text:style-name="YAFRA-text"/>
      <text:list xml:id="list34186808" text:style-name="Outline">
        <text:list-item>
          <text:h text:style-name="P2" text:outline-level="1"><text:bookmark-start text:name="__RefNumPara__35172618"/><text:bookmark-start text:name="__RefHeading__40391301"/>Introduction<text:bookmark-end text:name="__RefNumPara__35172618"/><text:bookmark-end text:name="__RefHeading__40391301"/></text:h>
        </text:list-item>
      </text:list>
      <text:p text:style-name="YAFRA-text">This guide covers the setup of the environments and the concept of the framework.</text:p>
      <text:p text:style-name="YAFRA-text"/>
      <text:p text:style-name="YAFRA-text">The main location for the project is <text:a xlink:type="simple" xlink:href="http://www.yafra.org/">http://www.yafra.org/</text:a></text:p>
      <text:p text:style-name="YAFRA-text"/>
      <text:p text:style-name="YAFRA-text">The aim of the project is to demonstrate the usage of java technologies with multiple user interfaces like a fat client communicating over EJB's, a thin client through Wicket (servlet based framework) and batch jobs or reports. As the core is a relational database with SQL compliance you can access the data through other technologies (other frameworks or other languanges) as well.</text:p>
      <text:p text:style-name="YAFRA-text"/>
      <text:p text:style-name="YAFRA-text">The framework takes a different approach is not intended as a component which you can update or replace rather you take the framework and build your application with it.</text:p>
      <text:p text:style-name="YAFRA-text"/>
      <text:list xml:id="list35258172" text:continue-numbering="true" text:style-name="Outline">
        <text:list-item>
          <text:h text:style-name="Heading_20_1" text:outline-level="1">Concept</text:h>
        </text:list-item>
      </text:list>
      <text:p text:style-name="YAFRA-text">The following building blocks form the basis of the framework:</text:p>
      <text:p text:style-name="YAFRA-text"/>
      <text:p text:style-name="YAFRA-text"><draw:frame draw:style-name="fr1" draw:name="Object1" text:anchor-type="paragraph" svg:width="17.069cm" svg:height="8.749cm" draw:z-index="0"><draw:object xlink:href="./Object 1" xlink:type="simple" xlink:show="embed" xlink:actuate="onLoad"/><draw:image xlink:href="./ObjectReplacements/Object 1" xlink:type="simple" xlink:show="embed" xlink:actuate="onLoad"/></draw:frame></text:p>
      <text:list xml:id="list35256948" text:continue-numbering="true" text:style-name="Outline">
        <text:list-item>
          <text:h text:style-name="Heading_20_1" text:outline-level="1">Extension points</text:h>
        </text:list-item>
      </text:list>
      <text:p text:style-name="YAFRA-text">The following extension points are foreseen:</text:p>
      <text:list xml:id="list34205537" text:style-name="L1">
        <text:list-item>
          <text:p text:style-name="P3">ORM Database Layer based on Apache Cayenne org.yafra.core.server</text:p>
        </text:list-item>
        <text:list-item>
          <text:p text:style-name="P3">Direct Handlers org.yafra.server.directclient</text:p>
        </text:list-item>
        <text:list-item>
          <text:p text:style-name="P3">Distributed Handlers org.yafra.server.ejb</text:p>
        </text:list-item>
        <text:list-item>
          <text:p text:style-name="P3">Mobile Middleware</text:p>
        </text:list-item>
        <text:list-item>
          <text:p text:style-name="P3">Apache Wicket org.yafra.internet</text:p>
        </text:list-item>
      </text:list>
      <text:list xml:id="list35254564" text:continue-list="list35256948" text:style-name="Outline">
        <text:list-item>
          <text:h text:style-name="Heading_20_1" text:outline-level="1">Development setup</text:h>
          <text:list>
            <text:list-item>
              <text:h text:style-name="Heading_20_2" text:outline-level="2">Integrated Development Environment</text:h>
            </text:list-item>
          </text:list>
        </text:list-item>
      </text:list>
      <text:p text:style-name="YAFRA-text">The choice is in yafra's case Eclipse. You need more than one Eclipse installations else you get messed up with the different plugins in your Eclipse installation and you environment would be at risk. The default choice is:</text:p>
      <text:p text:style-name="YAFRA-text"/>
      <text:list xml:id="list34251614" text:style-name="L2">
        <text:list-item>
          <text:p text:style-name="P4">Eclipse RCP for the fat client RCP development / org.yafra.rcp (called Eclipse RCP)</text:p>
        </text:list-item>
        <text:list-item>
          <text:p text:style-name="P4">Eclipse Reporting and J2EE for all the server components (called Eclipse Server)</text:p>
        </text:list-item>
        <text:list-item>
          <text:p text:style-name="P4">Eclipse Mobile for the Mobile development</text:p>
        </text:list-item>
        <text:list-item>
          <text:p text:style-name="P4">any other Eclipse for additional features llike SQL Explorer or Modelling</text:p>
        </text:list-item>
      </text:list>
      <text:p text:style-name="YAFRA-text"/>
      <text:p text:style-name="YAFRA-text">Additional components are:</text:p>
      <text:p text:style-name="YAFRA-text"/>
      <text:list xml:id="list35268992" text:continue-numbering="true" text:style-name="L2">
        <text:list-item>
          <text:p text:style-name="P4">Cayenne Modeler</text:p>
        </text:list-item>
        <text:list-item>
          <text:p text:style-name="P4">MySQL Workbench</text:p>
        </text:list-item>
        <text:list-item>
          <text:p text:style-name="P4">OpenOffice</text:p>
        </text:list-item>
        <text:list-item>
          <text:p text:style-name="P4">Xmind</text:p>
        </text:list-item>
        <text:list-item>
          <text:p text:style-name="P4">JDK 1.6 or higher</text:p>
        </text:list-item>
      </text:list>
      <text:p text:style-name="YAFRA-text"/>
      <text:p text:style-name="YAFRA-text">All the setups are running on Windows or Ubuntu.</text:p>
      <text:p text:style-name="YAFRA-text"/>
      <text:p text:style-name="YAFRA-text">To get the source code you need to enable SVN.</text:p>
      <text:list xml:id="list35252951" text:continue-list="list35254564" text:style-name="Outline">
        <text:list-item>
          <text:list>
            <text:list-item>
              <text:h text:style-name="Heading_20_2" text:outline-level="2">Apache Cayenne</text:h>
            </text:list-item>
          </text:list>
        </text:list-item>
      </text:list>
      <text:p text:style-name="YAFRA-text">Make sure you select the right dialect as for example in mysql this controls wether you create innodb tables or not and you want innodb.</text:p>
      <text:p text:style-name="YAFRA-text"/>
      <text:p text:style-name="YAFRA-text">To change the database, update your cayenne.xml with the right node in the server.core and set within the build.xml script the right node.</text:p>
      <text:p text:style-name="YAFRA-text"/>
      <text:p text:style-name="YAFRA-text">Cayenne config:</text:p>
      <text:p text:style-name="YAFRA-text">build.xml copies the correct files to the build dir to make the right jar's.</text:p>
      <text:p text:style-name="YAFRA-text"/>
      <text:p text:style-name="YAFRA-text">- server.core</text:p>
      <text:p text:style-name="YAFRA-text">set the needed driver in cayenne.xml for reverse engineer and for jdbc pooling on deployment - set the correct user.</text:p>
      <text:p text:style-name="YAFRA-text">cayenne.xml in this setup will only have one driver node but here you can see all, simply copy them as needed.</text:p>
      <text:p text:style-name="YAFRA-text"/>
      <text:p text:style-name="YAFRA-code">&lt;node name="org.tdb.vmjbossNode"</text:p>
      <text:p text:style-name="YAFRA-code"><text:tab/>datasource="org.tdb.vmjbossNode.driver.xml"</text:p>
      <text:p text:style-name="YAFRA-code"><text:tab/>factory="org.apache.cayenne.conf.DriverDataSourceFactory"&gt;</text:p>
      <text:p text:style-name="YAFRA-code"><text:tab/>&lt;map-ref name="org.tdb.tdbMap"/&gt;</text:p>
      <text:p text:style-name="YAFRA-code">&lt;/node&gt;</text:p>
      <text:p text:style-name="YAFRA-code"/>
      <text:list xml:id="list35252353" text:continue-numbering="true" text:style-name="Outline">
        <text:list-item>
          <text:list>
            <text:list-item>
              <text:list>
                <text:list-item>
                  <text:h text:style-name="Heading_20_3" text:outline-level="3">Database</text:h>
                </text:list-item>
              </text:list>
            </text:list-item>
          </text:list>
        </text:list-item>
      </text:list>
      <text:p text:style-name="YAFRA-text">All tables and queries/commands are not case sensitive. Character set is ISO xxxxx. Encoding is xxxx.</text:p>
      <text:list xml:id="list35252139" text:continue-numbering="true" text:style-name="Outline">
        <text:list-item>
          <text:list>
            <text:list-item>
              <text:list>
                <text:list-item>
                  <text:list>
                    <text:list-item>
                      <text:h text:style-name="Heading_20_4" text:outline-level="4">Mysql</text:h>
                    </text:list-item>
                  </text:list>
                </text:list-item>
              </text:list>
            </text:list-item>
          </text:list>
        </text:list-item>
      </text:list>
      <text:p text:style-name="YAFRA-text">Setup cayenne.xml to work with mysql and generate a database schema with the modeler. Set on Linux the case sensitivity to ignore else you get errors within your select statements.</text:p>
      <text:list xml:id="list35260967" text:continue-numbering="true" text:style-name="Outline">
        <text:list-item>
          <text:list>
            <text:list-item>
              <text:list>
                <text:list-item>
                  <text:list>
                    <text:list-item>
                      <text:h text:style-name="Heading_20_4" text:outline-level="4"><text:soft-page-break/>Apache Derby</text:h>
                    </text:list-item>
                  </text:list>
                </text:list-item>
              </text:list>
            </text:list-item>
          </text:list>
        </text:list-item>
      </text:list>
      <text:p text:style-name="YAFRA-text">You could use derby as embedded database, however we tested it only as network server. This database is ideal if security and performance is not an issue and you need portability and flexibility.</text:p>
      <text:list xml:id="list35252598" text:continue-numbering="true" text:style-name="Outline">
        <text:list-item>
          <text:list>
            <text:list-item>
              <text:list>
                <text:list-item>
                  <text:h text:style-name="Heading_20_3" text:outline-level="3">Apache Cayenne Hessian web services</text:h>
                </text:list-item>
              </text:list>
            </text:list-item>
          </text:list>
        </text:list-item>
      </text:list>
      <text:p text:style-name="YAFRA-text">client stubs: (neede for hessian services)</text:p>
      <text:p text:style-name="YAFRA-text">copy from server the cayenne.xml and the driver to src-client. start the modeller and set it to client</text:p>
      <text:p text:style-name="YAFRA-text">copy the cayenne modeler files from the org.tdb.server.core here and start the modeler</text:p>
      <text:p text:style-name="YAFRA-text"/>
      <text:p text:style-name="YAFRA-text"><text:s text:c="4"/>* Start CayenneModeler and open "cayenne.xml" file (note that the mapping files stay in the server project; client will obtain mapping information from the server).</text:p>
      <text:p text:style-name="YAFRA-text"><text:s text:c="4"/>* Select an "UntitledDomainMap" DataMap and check "Allow Client Entities"</text:p>
      <text:p text:style-name="YAFRA-text"><text:s text:c="4"/>* Enter "org.tdb.orm.client" for the "Client Java Package" and click an "Update.." button next to it to refresh the client package of all entities.</text:p>
      <text:p text:style-name="YAFRA-text"><text:s text:c="4"/>* Now select "Tools &gt; Generate Classes" menu.</text:p>
      <text:p text:style-name="YAFRA-text"><text:s text:c="4"/>* For "Type" select "Client Persistent Objects" (this will use a different generation template).</text:p>
      <text:p text:style-name="YAFRA-text"><text:s text:c="4"/>* For the output directory select "org.tdb.orm.client/src" directory of your client Eclipse project.</text:p>
      <text:p text:style-name="YAFRA-text"><text:s text:c="4"/>* Click "Generate".</text:p>
      <text:p text:style-name="YAFRA-text"/>
      <text:p text:style-name="YAFRA-text"><text:s text:c="4"/></text:p>
      <text:p text:style-name="YAFRA-text"><text:s text:c="4"/>As of version 1.2, both client and server persistent classes need to be present on the server (client of course only needs client classes).</text:p>
      <text:p text:style-name="YAFRA-text"><text:s text:c="4"/>This is a minor inconvenience that will be addressed in the future releases. To satisfy this requirement, right click the</text:p>
      <text:p text:style-name="YAFRA-text"><text:s text:c="4"/>"cayenne-tutorial" project, select "Java Build Path &gt; Projects &gt; Add..." and add cayenne-tutorial-client as a project dependency.</text:p>
      <text:list xml:id="list35275572" text:continue-numbering="true" text:style-name="Outline">
        <text:list-item>
          <text:list>
            <text:list-item>
              <text:h text:style-name="Heading_20_2" text:outline-level="2">Eclipse Server</text:h>
            </text:list-item>
          </text:list>
        </text:list-item>
      </text:list>
      <text:p text:style-name="YAFRA-text">Addon modules</text:p>
      <text:list xml:id="list35269421" text:continue-numbering="true" text:style-name="Outline">
        <text:list-item>
          <text:list>
            <text:list-item>
              <text:list>
                <text:list-item>
                  <text:h text:style-name="Heading_20_3" text:outline-level="3">OpenEJB</text:h>
                </text:list-item>
                <text:list-item>
                  <text:h text:style-name="Heading_20_3" text:outline-level="3">Tomcat</text:h>
                </text:list-item>
                <text:list-item>
                  <text:h text:style-name="Heading_20_3" text:outline-level="3">Geronimo</text:h>
                </text:list-item>
              </text:list>
            </text:list-item>
          </text:list>
        </text:list-item>
      </text:list>
      <text:p text:style-name="YAFRA-text"/>
      <text:list xml:id="list35274516" text:continue-numbering="true" text:style-name="Outline">
        <text:list-item>
          <text:list>
            <text:list-item>
              <text:h text:style-name="Heading_20_2" text:outline-level="2">Eclipse RCP</text:h>
            </text:list-item>
          </text:list>
        </text:list-item>
      </text:list>
      <text:p text:style-name="YAFRA-text">No special setup needed, except the additional SVN plugin to get the source.</text:p>
      <text:list xml:id="list35249557" text:continue-numbering="true" text:style-name="Outline">
        <text:list-item>
          <text:list>
            <text:list-item>
              <text:h text:style-name="Heading_20_2" text:outline-level="2">Compile</text:h>
            </text:list-item>
          </text:list>
        </text:list-item>
      </text:list>
      <text:p text:style-name="YAFRA-text">Start off with org.yafra.utils with the build.xml, followed by org.yafra.tests.utils. Run the tests.utils to see if the org.yafra.utils.jar works correctly.</text:p>
      <text:p text:style-name="YAFRA-text"/>
      <text:p text:style-name="YAFRA-text">Continue next with the org.yafra.server.core. Set the right database within your cayenne.xml config, select the right driver within the build.xml and execute the build.xml "all". Make sure the right JDBC drivers are set as well and available.</text:p>
      <text:p text:style-name="YAFRA-text"/>
      <text:p text:style-name="YAFRA-text"/>
      <text:p text:style-name="YAFRA-text"/>
      <text:p text:style-name="YAFRA-text">Make a refresh on the org.yafra.server.ejb-openejb project and run on org.yafra.server.core build.xml the target "ejbstub". This creates the client stubs for the EJB clients.</text:p>
      <text:p text:style-name="YAFRA-text"><text:soft-page-break/>Refresh the org.yafra.server.ear-openejb and export it as an EAR.</text:p>
      <text:list xml:id="list35256931" text:continue-numbering="true" text:style-name="Outline">
        <text:list-item>
          <text:h text:style-name="Heading_20_1" text:outline-level="1">Runtime setup</text:h>
          <text:list>
            <text:list-item>
              <text:h text:style-name="Heading_20_2" text:outline-level="2">Create a demo distribution</text:h>
            </text:list-item>
          </text:list>
        </text:list-item>
      </text:list>
      <text:p text:style-name="YAFRA-text">To create a distribution you need to follow those steps:</text:p>
      <text:p text:style-name="YAFRA-text"/>
      <text:list xml:id="list34356736" text:style-name="L3">
        <text:list-item>
          <text:p text:style-name="P5">set all settings (database, passwords, hosts) to <text:span text:style-name="T1">localhost</text:span> and as password to <text:span text:style-name="T1">yafra</text:span></text:p>
        </text:list-item>
        <text:list-item>
          <text:p text:style-name="P5">use for <text:span text:style-name="T2">cayenne</text:span> the <text:span text:style-name="T5">derbynet</text:span> database with <text:span text:style-name="T1">localhost</text:span></text:p>
        </text:list-item>
        <text:list-item>
          <text:p text:style-name="P5">refresh everything and recompile</text:p>
        </text:list-item>
        <text:list-item>
          <text:p text:style-name="P5">create a <text:span text:style-name="T2">dist</text:span>/ directory somewhere</text:p>
        </text:list-item>
        <text:list-item>
          <text:p text:style-name="P5">export eclipse <text:span text:style-name="T6">RCP and </text:span><text:span text:style-name="T3">zip</text:span><text:span text:style-name="T6"> the exported runtime/ directory and co</text:span>py it to the <text:span text:style-name="T2">dist</text:span>/ directory</text:p>
        </text:list-item>
        <text:list-item>
          <text:p text:style-name="P5">export test clients as runnable jar's into a directory <text:span text:style-name="T2">dist</text:span>/<text:span text:style-name="T2">testclients</text:span>/ <text:s/></text:p>
        </text:list-item>
        <text:list-item>
          <text:p text:style-name="P5">expor<text:span text:style-name="T4">t the </text:span><text:span text:style-name="T2">ejb</text:span><text:span text:style-name="T4"> ear to the </text:span><text:span text:style-name="T2">dist</text:span><text:span text:style-name="T4">/ directory</text:span></text:p>
        </text:list-item>
        <text:list-item>
          <text:p text:style-name="P5">export the <text:span text:style-name="T2">internet</text:span> j2ee war to the <text:span text:style-name="T2">dist</text:span>/ directory</text:p>
        </text:list-item>
        <text:list-item>
          <text:p text:style-name="P5">copy the REAME.txt, NOTICE.txt and LICENSE.txt in the <text:span text:style-name="T2">dist</text:span>/</text:p>
        </text:list-item>
      </text:list>
      <text:p text:style-name="YAFRA-text"/>
      <text:p text:style-name="YAFRA-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YAFRA-text" style:default-outline-level="1" style:list-style-name="Numbering_20_1"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YAFRA-text" style:family="paragraph" style:parent-style-name="Standard" style:master-page-name="">
      <style:paragraph-properties style:page-number="auto"/>
      <style:text-properties style:font-name="Arial1" fo:font-size="11pt"/>
    </style:style>
    <style:style style:name="YAFRA-code" style:family="paragraph" style:parent-style-name="YAFRA-text">
      <style:text-properties fo:color="#0000ff" style:font-name="Courier New" fo:font-size="8pt"/>
    </style:style>
    <style:style style:name="Title" style:family="paragraph" style:parent-style-name="YAFRA-text" style:next-style-name="Subtitle" style:class="chapter">
      <style:paragraph-properties fo:margin-left="0cm" fo:margin-right="0cm" fo:margin-top="0.499cm" fo:margin-bottom="0.499cm" fo:text-align="center"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YAFRA-text" style:default-outline-level="1" style:list-style-name="Outline" style:class="text" style:master-page-name="">
      <style:paragraph-properties style:page-number="auto" fo:break-before="page" fo:background-color="transparent" style:shadow="none" text:number-lines="true" text:line-number="0">
        <style:tab-stops/>
        <style:background-image/>
      </style:paragraph-properties>
      <style:text-properties fo:font-size="18pt" fo:font-weight="bold" style:font-size-asian="115%" style:font-weight-asian="bold" style:font-size-complex="115%"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302cm" style:type="right" style:leader-style="dotted" style:leader-text="."/>
        </style:tab-stops>
      </style:paragraph-properties>
    </style:style>
    <style:style style:name="Heading_20_2" style:display-name="Heading 2" style:family="paragraph" style:parent-style-name="Heading" style:next-style-name="YAFRA-text"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801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302cm" style:type="right" style:leader-style="dotted" style:leader-text="."/>
        </style:tab-stops>
      </style:paragraph-properties>
      <style:text-properties style:font-name="Arial1" fo:font-size="11pt"/>
    </style:style>
    <style:style style:name="Heading_20_3" style:display-name="Heading 3" style:family="paragraph" style:parent-style-name="Heading" style:next-style-name="YAFRA-text" style:default-outline-level="3" style:list-style-name="Outline" style:class="text" style:master-page-name="">
      <style:paragraph-properties style:page-number="auto" fo:background-color="transparent" style:shadow="none">
        <style:tab-stops/>
        <style:background-image/>
      </style:paragraph-properties>
      <style:text-properties fo:font-size="12pt" fo:font-style="normal"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803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text-properties fo:color="#62773a" style:font-name="Arial1" fo:font-size="10pt"/>
    </style:style>
    <style:style style:name="Heading_20_4" style:display-name="Heading 4" style:family="paragraph" style:parent-style-name="Heading" style:next-style-name="YAFRA-text" style:default-outline-level="4" style:list-style-name="Outline" style:class="text">
      <style:text-properties fo:font-size="11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304cm" style:type="right" style:leader-style="dotted" style:leader-text="."/>
        </style:tab-stops>
      </style:paragraph-properties>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
    </style:style>
    <style:page-layout style:name="Mpm1">
      <style:page-layout-properties fo:page-width="21.001cm" fo:page-height="29.7cm" style:num-format="1" style:print-orientation="portrait" fo:margin-top="1.499cm" fo:margin-bottom="1.499cm" fo:margin-left="2.401cm" fo:margin-right="1.7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span text:style-name="MT1">©</text:span><text:span text:style-name="MT1"> </text:span>yafra.org<text:tab/><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10M02S</meta:editing-duration>
    <meta:editing-cycles>9</meta:editing-cycles>
    <meta:generator>OpenOffice.org/3.1$Win32 OpenOffice.org_project/310m19$Build-9420</meta:generator>
    <dc:date>2009-12-27T15:15:21.05</dc:date>
    <dc:creator>Martin Weber Nisslé</dc:creator>
    <meta:document-statistic meta:table-count="0" meta:image-count="0" meta:object-count="1" meta:page-count="9" meta:paragraph-count="110" meta:word-count="989" meta:character-count="63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8cm"/>
    </style:style>
    <style:style style:name="co3" style:family="table-column">
      <style:table-column-properties fo:break-before="auto" style:column-width="1.443cm"/>
    </style:style>
    <style:style style:name="co4" style:family="table-column">
      <style:table-column-properties fo:break-before="auto" style:column-width="4.383cm"/>
    </style:style>
    <style:style style:name="co5" style:family="table-column">
      <style:table-column-properties fo:break-before="auto" style:column-width="3.08cm"/>
    </style:style>
    <style:style style:name="co6" style:family="table-column">
      <style:table-column-properties fo:break-before="auto" style:column-width="3.801cm"/>
    </style:style>
    <style:style style:name="co7" style:family="table-column">
      <style:table-column-properties fo:break-before="auto" style:column-width="2.801cm"/>
    </style:style>
    <style:style style:name="co8" style:family="table-column">
      <style:table-column-properties fo:break-before="auto" style:column-width="3.579cm"/>
    </style:style>
    <style:style style:name="ro1" style:family="table-row">
      <style:table-row-properties style:row-height="0.453cm" fo:break-before="auto" style:use-optimal-row-height="true"/>
    </style:style>
    <style:style style:name="ro2" style:family="table-row">
      <style:table-row-properties style:row-height="1.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dffa8" style:text-align-source="fix" style:repeat-content="false" fo:wrap-option="wrap" fo:border="0.002cm solid #000000" style:vertical-align="middle"/>
      <style:paragraph-properties fo:text-align="center"/>
    </style:style>
    <style:style style:name="ce2" style:family="table-cell" style:parent-style-name="Default">
      <style:table-cell-properties fo:background-color="#c9ffe4" style:text-align-source="fix" style:repeat-content="false" fo:border="0.002cm solid #000000" style:vertical-align="middle"/>
      <style:paragraph-properties fo:text-align="center"/>
    </style:style>
    <style:style style:name="ce3" style:family="table-cell" style:parent-style-name="Default">
      <style:table-cell-properties fo:border-bottom="none" fo:background-color="#c9ffe4" style:text-align-source="fix" style:repeat-content="false" fo:wrap-option="wrap" fo:border-left="0.002cm solid #000000" fo:border-right="none" fo:border-top="none" style:vertical-align="middle"/>
      <style:paragraph-properties fo:text-align="center"/>
    </style:style>
    <style:style style:name="ce4" style:family="table-cell" style:parent-style-name="Default">
      <style:table-cell-properties fo:border-bottom="none" fo:background-color="#c9ffe4" style:text-align-source="fix" style:repeat-content="false" fo:wrap-option="wrap" fo:border-left="0.002cm solid #000000" fo:border-right="none" fo:border-top="0.002cm solid #000000" style:vertical-align="middle"/>
      <style:paragraph-properties fo:text-align="center"/>
    </style:style>
    <style:style style:name="ce5" style:family="table-cell" style:parent-style-name="Default">
      <style:table-cell-properties fo:background-color="#c9ffe4" style:text-align-source="fix" style:repeat-content="false" fo:wrap-option="wrap" fo:border="0.002cm solid #000000" style:vertical-align="middle"/>
      <style:paragraph-properties fo:text-align="center"/>
    </style:style>
    <style:style style:name="ce6" style:family="table-cell" style:parent-style-name="Default">
      <style:table-cell-properties fo:border-bottom="none" fo:background-color="#c9ffe4" style:text-align-source="fix" style:repeat-content="false" fo:wrap-option="wrap" fo:border-left="none" fo:border-right="0.002cm solid #000000" fo:border-top="0.002cm solid #000000" style:vertical-align="middle"/>
      <style:paragraph-properties fo:text-align="center"/>
    </style:style>
    <style:style style:name="ce7" style:family="table-cell" style:parent-style-name="Default">
      <style:table-cell-properties fo:border-bottom="none" fo:background-color="#c9ffe4" style:text-align-source="fix" style:repeat-content="false" fo:wrap-option="wrap" fo:border-left="none" fo:border-right="0.002cm solid #000000" fo:border-top="none" style:vertical-align="middle"/>
      <style:paragraph-properties fo:text-align="center"/>
    </style:style>
    <style:style style:name="ce8" style:family="table-cell" style:parent-style-name="Default">
      <style:table-cell-properties fo:border-bottom="none" fo:background-color="#ffebd8" style:text-align-source="fix" style:repeat-content="false" fo:wrap-option="wrap" fo:border-left="0.002cm solid #000000" fo:border-right="none" fo:border-top="0.002cm solid #000000" style:vertical-align="middle"/>
      <style:paragraph-properties fo:text-align="center"/>
    </style:style>
    <style:style style:name="ce9" style:family="table-cell" style:parent-style-name="Default">
      <style:table-cell-properties fo:border-bottom="none" fo:background-color="#ffebd8" style:text-align-source="fix" style:repeat-content="false" fo:wrap-option="wrap" fo:border-left="0.002cm solid #000000" fo:border-right="none" fo:border-top="none" style:vertical-align="middle"/>
      <style:paragraph-properties fo:text-align="center"/>
    </style:style>
    <style:style style:name="ce10" style:family="table-cell" style:parent-style-name="Default">
      <style:table-cell-properties fo:border-bottom="0.002cm solid #000000" fo:background-color="#ffebd8" style:text-align-source="fix" style:repeat-content="false" fo:wrap-option="wrap" fo:border-left="0.002cm solid #000000" fo:border-right="0.002cm solid #000000" fo:border-top="none" style:vertical-align="middle"/>
      <style:paragraph-properties fo:text-align="center"/>
    </style:style>
    <style:style style:name="ce11" style:family="table-cell" style:parent-style-name="Default">
      <style:table-cell-properties fo:border-bottom="none" fo:background-color="#d6e2ff" style:text-align-source="fix" style:repeat-content="false" fo:wrap-option="wrap" fo:border-left="0.002cm solid #000000" fo:border-right="0.002cm solid #000000" fo:border-top="0.002cm solid #000000" style:vertical-align="middle"/>
      <style:paragraph-properties fo:text-align="center"/>
    </style:style>
    <style:style style:name="ce12" style:family="table-cell" style:parent-style-name="Default">
      <style:table-cell-properties fo:background-color="#d6e2ff" style:text-align-source="fix" style:repeat-content="false" fo:wrap-option="wrap" fo:border="0.002cm solid #000000" style:vertical-align="middle"/>
      <style:paragraph-properties fo:text-align="center"/>
    </style:style>
    <style:style style:name="ce13" style:family="table-cell" style:parent-style-name="Default">
      <style:table-cell-properties fo:border-bottom="none" fo:background-color="#edffa8" style:text-align-source="fix" style:repeat-content="false" fo:wrap-option="wrap" fo:border-left="0.002cm solid #000000" fo:border-right="0.002cm solid #000000" fo:border-top="0.002cm solid #000000" style:vertical-align="middle"/>
      <style:paragraph-properties fo:text-align="center"/>
    </style:style>
    <style:style style:name="ce14" style:family="table-cell" style:parent-style-name="Default">
      <style:table-cell-properties fo:border-bottom="none" fo:background-color="#ffebd8" style:text-align-source="fix" style:repeat-content="false" fo:wrap-option="wrap" fo:border-left="0.002cm solid #000000" fo:border-right="0.002cm solid #000000" fo:border-top="0.002cm solid #000000" style:vertical-align="middle"/>
      <style:paragraph-properties fo:text-align="center"/>
    </style:style>
    <style:style style:name="ce15" style:family="table-cell" style:parent-style-name="Default">
      <style:table-cell-properties fo:background-color="#ffebd8" style:text-align-source="fix" style:repeat-content="false" fo:wrap-option="wrap" fo:border="0.002cm solid #000000" style:vertical-align="middle"/>
      <style:paragraph-properties fo:text-align="center"/>
    </style:style>
    <style:style style:name="ce16" style:family="table-cell" style:parent-style-name="Default">
      <style:table-cell-properties fo:border-bottom="0.002cm solid #000000" fo:background-color="#ffebd8" style:text-align-source="fix" style:repeat-content="false" fo:wrap-option="wrap" fo:border-left="none" fo:border-right="none" fo:border-top="none" style:vertical-align="middle"/>
      <style:paragraph-properties fo:text-align="center"/>
    </style:style>
    <style:style style:name="ce17" style:family="table-cell" style:parent-style-name="Default">
      <style:table-cell-properties fo:border-bottom="none" fo:background-color="#d6e2ff" style:text-align-source="fix" style:repeat-content="false" fo:wrap-option="wrap" fo:border-left="none" fo:border-right="none" fo:border-top="0.002cm solid #000000" style:vertical-align="middle"/>
      <style:paragraph-properties fo:text-align="center"/>
    </style:style>
    <style:style style:name="ce18" style:family="table-cell" style:parent-style-name="Default">
      <style:table-cell-properties fo:border-bottom="none" fo:background-color="#edffa8" style:text-align-source="fix" style:repeat-content="false" fo:wrap-option="wrap" fo:border-left="none" fo:border-right="none" fo:border-top="0.002cm solid #000000" style:vertical-align="middle"/>
      <style:paragraph-properties fo:text-align="center"/>
    </style:style>
    <style:style style:name="ce19" style:family="table-cell" style:parent-style-name="Default">
      <style:table-cell-properties fo:border-bottom="none" fo:background-color="#ffebd8" style:text-align-source="fix" style:repeat-content="false" fo:wrap-option="wrap" fo:border-left="none" fo:border-right="0.002cm solid #000000" fo:border-top="0.002cm solid #000000" style:vertical-align="middle"/>
      <style:paragraph-properties fo:text-align="center"/>
    </style:style>
    <style:style style:name="ce20" style:family="table-cell" style:parent-style-name="Default">
      <style:table-cell-properties fo:border-bottom="none" fo:background-color="#ffebd8" style:text-align-source="fix" style:repeat-content="false" fo:wrap-option="wrap" fo:border-left="none" fo:border-right="0.002cm solid #000000" fo:border-top="none" style:vertical-align="middle"/>
      <style:paragraph-properties fo:text-align="center"/>
    </style:style>
    <style:style style:name="ce21" style:family="table-cell" style:parent-style-name="Default">
      <style:table-cell-properties fo:border-bottom="0.002cm solid #000000" fo:background-color="#ffebd8" style:text-align-source="fix" style:repeat-content="false" fo:wrap-option="wrap" fo:border-left="none" fo:border-right="0.002cm solid #000000" fo:border-top="none" style:vertical-align="middle"/>
      <style:paragraph-properties fo:text-align="center"/>
    </style:style>
    <style:style style:name="ce22" style:family="table-cell" style:parent-style-name="Default">
      <style:table-cell-properties fo:border-bottom="none" fo:background-color="#d1f1ff" style:text-align-source="fix" style:repeat-content="false" fo:wrap-option="wrap" fo:border-left="0.002cm solid #000000" fo:border-right="0.002cm solid #000000" fo:border-top="0.002cm solid #000000" style:vertical-align="middle"/>
      <style:paragraph-properties fo:text-align="center"/>
    </style:style>
    <style:style style:name="ce23" style:family="table-cell" style:parent-style-name="Default">
      <style:table-cell-properties fo:border-bottom="none" fo:background-color="#d1f1ff" style:text-align-source="fix" style:repeat-content="false" fo:wrap-option="wrap" fo:border-left="0.002cm solid #000000" fo:border-right="none" fo:border-top="none" style:vertical-align="middle"/>
      <style:paragraph-properties fo:text-align="center"/>
    </style:style>
    <style:style style:name="ce24" style:family="table-cell" style:parent-style-name="Default">
      <style:table-cell-properties fo:background-color="#d1f1ff" style:text-align-source="fix" style:repeat-content="false" fo:wrap-option="wrap" fo:border="0.002cm solid #000000" style:vertical-align="middle"/>
      <style:paragraph-properties fo:text-align="center"/>
    </style:style>
    <style:style style:name="ce25" style:family="table-cell" style:parent-style-name="Default">
      <style:table-cell-properties fo:border-bottom="0.002cm solid #000000" fo:background-color="#d1f1ff" style:text-align-source="fix" style:repeat-content="false" fo:wrap-option="wrap" fo:border-left="0.002cm solid #000000" fo:border-right="0.002cm solid #000000" fo:border-top="none" style:vertical-align="middle"/>
      <style:paragraph-properties fo:text-align="center"/>
    </style:style>
    <style:style style:name="ce26" style:family="table-cell" style:parent-style-name="Default">
      <style:table-cell-properties fo:border-bottom="none" fo:background-color="#d1f1ff" style:text-align-source="fix" style:repeat-content="false" fo:wrap-option="wrap" fo:border-left="none" fo:border-right="0.002cm solid #000000" fo:border-top="0.002cm solid #000000" style:vertical-align="middle"/>
      <style:paragraph-properties fo:text-align="center"/>
    </style:style>
    <style:style style:name="ce27" style:family="table-cell" style:parent-style-name="Default">
      <style:table-cell-properties fo:border-bottom="none" fo:background-color="#d1f1ff" style:text-align-source="fix" style:repeat-content="false" fo:wrap-option="wrap" fo:border-left="none" fo:border-right="0.002cm solid #000000" fo:border-top="none" style:vertical-align="middle"/>
      <style:paragraph-properties fo:text-align="center"/>
    </style:style>
    <style:style style:name="ce28" style:family="table-cell" style:parent-style-name="Default">
      <style:table-cell-properties fo:border-bottom="0.002cm solid #000000" fo:background-color="#d1f1ff" style:text-align-source="fix" style:repeat-content="false" fo:wrap-option="wrap" fo:border-left="none" fo:border-right="0.002cm solid #000000" fo:border-top="none" style:vertical-align="middle"/>
      <style:paragraph-properties fo:text-align="center"/>
    </style:style>
    <style:style style:name="ce29" style:family="table-cell" style:parent-style-name="Default">
      <style:table-cell-properties fo:border-bottom="none" fo:background-color="#d6e2ff" style:text-align-source="fix" style:repeat-content="false" fo:wrap-option="wrap" fo:border-left="none" fo:border-right="0.002cm solid #000000" fo:border-top="0.002cm solid #000000" style:vertical-align="middle"/>
      <style:paragraph-properties fo:text-align="center"/>
    </style:style>
    <style:style style:name="ce30" style:family="table-cell" style:parent-style-name="Default">
      <style:table-cell-properties fo:border-bottom="none" fo:background-color="#edffa8" style:text-align-source="fix" style:repeat-content="false" fo:wrap-option="wrap" fo:border-left="none" fo:border-right="0.002cm solid #000000" fo:border-top="0.002cm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9"/>
        <table:table-column table:style-name="co4" table:default-cell-style-name="ce14"/>
        <table:table-column table:style-name="co5" table:default-cell-style-name="Default"/>
        <table:table-column table:style-name="co6" table:default-cell-style-name="ce14"/>
        <table:table-column table:style-name="co7" table:default-cell-style-name="Default"/>
        <table:table-column table:style-name="co8" table:default-cell-style-name="Default"/>
        <table:table-column table:style-name="co1" table:default-cell-style-name="Default"/>
        <table:table-row table:style-name="ro1">
          <table:table-cell table:style-name="Default" table:number-columns-repeated="4"/>
          <table:table-cell/>
          <table:table-cell table:style-name="Default"/>
          <table:table-cell table:number-columns-repeated="3"/>
        </table:table-row>
        <table:table-row table:style-name="ro2">
          <table:table-cell table:style-name="ce1" office:value-type="string">
            <text:p>Mobile App</text:p>
          </table:table-cell>
          <table:table-cell table:style-name="ce1" office:value-type="string">
            <text:p>Mobile Browser</text:p>
          </table:table-cell>
          <table:table-cell table:style-name="ce1" office:value-type="string">
            <text:p>Batch</text:p>
          </table:table-cell>
          <table:table-cell table:style-name="ce1" office:value-type="string" table:number-columns-spanned="2" table:number-rows-spanned="1">
            <text:p>Browser</text:p>
          </table:table-cell>
          <table:covered-table-cell table:style-name="ce1"/>
          <table:table-cell table:style-name="ce1" office:value-type="string" table:number-columns-spanned="2" table:number-rows-spanned="1">
            <text:p>Web Services client</text:p>
          </table:table-cell>
          <table:covered-table-cell table:style-name="ce1"/>
          <table:table-cell table:style-name="ce1" office:value-type="string">
            <text:p>Eclipse RCP</text:p>
          </table:table-cell>
          <table:table-cell table:style-name="ce1" office:value-type="string">
            <text:p>Batch</text:p>
          </table:table-cell>
        </table:table-row>
        <table:table-row table:style-name="ro2">
          <table:table-cell table:style-name="ce2" office:value-type="string">
            <text:p>Middleware</text:p>
          </table:table-cell>
          <table:table-cell table:style-name="ce6"/>
          <table:table-cell table:style-name="ce8" table:number-columns-spanned="1" table:number-rows-spanned="3"/>
          <table:table-cell office:value-type="string" table:number-columns-spanned="2" table:number-rows-spanned="1">
            <text:p>Apache Wicket</text:p>
          </table:table-cell>
          <table:covered-table-cell table:style-name="ce19"/>
          <table:table-cell office:value-type="string" table:number-columns-spanned="2" table:number-rows-spanned="1">
            <text:p>Hessian</text:p>
          </table:table-cell>
          <table:covered-table-cell table:style-name="ce19"/>
          <table:table-cell table:style-name="ce22" office:value-type="string" table:number-columns-spanned="2" table:number-rows-spanned="2">
            <text:p>Middleware Layer based on EJB3</text:p>
          </table:table-cell>
          <table:covered-table-cell table:style-name="ce26"/>
        </table:table-row>
        <table:table-row table:style-name="ro2">
          <table:table-cell office:value-type="string" table:number-columns-spanned="2" table:number-rows-spanned="6">
            <text:p>Mobile Operating System</text:p>
          </table:table-cell>
          <table:covered-table-cell table:number-columns-repeated="2"/>
          <table:table-cell office:value-type="string" table:number-columns-spanned="2" table:number-rows-spanned="1">
            <text:p>Middleware Layer based on Servlets</text:p>
          </table:table-cell>
          <table:covered-table-cell table:style-name="ce20"/>
          <table:table-cell office:value-type="string" table:number-columns-spanned="2" table:number-rows-spanned="1">
            <text:p>Web Services server</text:p>
          </table:table-cell>
          <table:covered-table-cell table:style-name="ce20"/>
          <table:covered-table-cell table:style-name="ce23"/>
          <table:covered-table-cell table:style-name="ce27"/>
        </table:table-row>
        <table:table-row table:style-name="ro2">
          <table:covered-table-cell table:number-columns-repeated="3"/>
          <table:table-cell table:style-name="ce15" office:value-type="string">
            <text:p>Tomcat or similar</text:p>
          </table:table-cell>
          <table:table-cell table:style-name="ce15" office:value-type="string">
            <text:p>Geronimo</text:p>
          </table:table-cell>
          <table:table-cell table:style-name="ce15" office:value-type="string">
            <text:p>Tomcat or similar</text:p>
          </table:table-cell>
          <table:table-cell table:style-name="ce15" office:value-type="string">
            <text:p>Geronimo</text:p>
          </table:table-cell>
          <table:table-cell table:style-name="ce24" office:value-type="string">
            <text:p>OpenEJB 3.1</text:p>
          </table:table-cell>
          <table:table-cell table:style-name="ce24" office:value-type="string">
            <text:p>Geronimo</text:p>
          </table:table-cell>
        </table:table-row>
        <table:table-row table:style-name="ro2">
          <table:covered-table-cell table:number-columns-repeated="2"/>
          <table:table-cell table:style-name="ce10" office:value-type="string" table:number-columns-spanned="5" table:number-rows-spanned="1">
            <text:p>Direct Handlers</text:p>
          </table:table-cell>
          <table:covered-table-cell table:style-name="ce16"/>
          <table:covered-table-cell table:style-name="ce16"/>
          <table:covered-table-cell table:style-name="ce16"/>
          <table:covered-table-cell table:style-name="ce21"/>
          <table:table-cell table:style-name="ce25" office:value-type="string" table:number-columns-spanned="2" table:number-rows-spanned="1">
            <text:p>Distributed Handlers</text:p>
          </table:table-cell>
          <table:covered-table-cell table:style-name="ce28"/>
        </table:table-row>
        <table:table-row table:style-name="ro2">
          <table:covered-table-cell table:number-columns-repeated="2"/>
          <table:table-cell table:style-name="ce11" office:value-type="string" table:number-columns-spanned="7" table:number-rows-spanned="1">
            <text:p>ORM Database Layer based on Apache Cayenne org.yafra.core.server</text:p>
          </table:table-cell>
          <table:covered-table-cell table:style-name="ce17"/>
          <table:covered-table-cell table:style-name="ce17"/>
          <table:covered-table-cell table:style-name="ce17"/>
          <table:covered-table-cell table:style-name="ce17"/>
          <table:covered-table-cell table:style-name="ce17"/>
          <table:covered-table-cell table:style-name="ce29"/>
        </table:table-row>
        <table:table-row table:style-name="ro2">
          <table:covered-table-cell table:number-columns-repeated="2"/>
          <table:table-cell table:style-name="ce12" office:value-type="string" table:number-columns-spanned="2" table:number-rows-spanned="1">
            <text:p>Apache Derby</text:p>
          </table:table-cell>
          <table:covered-table-cell table:style-name="ce12"/>
          <table:table-cell table:style-name="ce12" office:value-type="string">
            <text:p>MySQL</text:p>
          </table:table-cell>
          <table:table-cell table:style-name="ce12" office:value-type="string" table:number-columns-spanned="2" table:number-rows-spanned="1">
            <text:p>Oracle</text:p>
          </table:table-cell>
          <table:covered-table-cell table:style-name="ce12"/>
          <table:table-cell table:style-name="ce12" office:value-type="string" table:number-columns-spanned="2" table:number-rows-spanned="1">
            <text:p>SQL Server</text:p>
          </table:table-cell>
          <table:covered-table-cell table:style-name="ce12"/>
        </table:table-row>
        <table:table-row table:style-name="ro2">
          <table:covered-table-cell table:style-name="ce4"/>
          <table:covered-table-cell/>
          <table:table-cell table:style-name="ce13" office:value-type="string" table:number-columns-spanned="7" table:number-rows-spanned="1">
            <text:p>Operating System</text:p>
          </table:table-cell>
          <table:covered-table-cell table:style-name="ce18"/>
          <table:covered-table-cell table:style-name="ce18"/>
          <table:covered-table-cell table:style-name="ce18"/>
          <table:covered-table-cell table:style-name="ce18"/>
          <table:covered-table-cell table:style-name="ce18"/>
          <table:covered-table-cell table:style-name="ce30"/>
        </table:table-row>
        <table:table-row table:style-name="ro2">
          <table:table-cell table:style-name="ce5" office:value-type="string">
            <text:p>Android</text:p>
          </table:table-cell>
          <table:table-cell table:style-name="ce5" office:value-type="string">
            <text:p>Blackberry</text:p>
          </table:table-cell>
          <table:table-cell table:style-name="ce1" office:value-type="string" table:number-columns-spanned="2" table:number-rows-spanned="1">
            <text:p>Unix/Linux</text:p>
          </table:table-cell>
          <table:covered-table-cell table:style-name="ce1"/>
          <table:table-cell table:style-name="ce1" office:value-type="string" table:number-columns-spanned="2" table:number-rows-spanned="1">
            <text:p>Apple OS</text:p>
          </table:table-cell>
          <table:covered-table-cell table:style-name="ce1"/>
          <table:table-cell table:style-name="ce1" office:value-type="string" table:number-columns-spanned="3" table:number-rows-spanned="1">
            <text:p>Microsoft Windows</text:p>
          </table:table-cell>
          <table:covered-table-cell table:style-name="ce1"/>
          <table:covered-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left="1.499cm" fo:margin-right="1.499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7">27.12.2009</text:date>, <text:time>15:15:21</text:time></text:p>
        </style:region-right>
      </style:header>
      <style:header-left style:display="false"/>
      <style:footer>
        <text:p>Page <text:page-number>1</text:page-number> / <text:page-count>99</text:page-count></text:p>
      </style:footer>
      <style:footer-left style:display="false"/>
    </style:master-page>
  </office:master-styles>
</office:document-styles>
</file>